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1ab831"/>
    </style:style>
    <style:style style:name="P2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1c50d2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officeooo:rsid="001c50d2" fo:background-color="#ffffff" loext:char-shading-value="0"/>
    </style:style>
    <style:style style:name="T3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2">FRANÇOIS TRUFFAUT</text:span><text:span text:style-name="T1"> <text:s text:c="80"/>Paris, le 27 février 1968<text:line-break/> <text:s text:c="10"/></text:span></text:p>
      <text:p text:style-name="P1" loext:marker-style-name="T3"><text:span text:style-name="T1"/></text:p>
      <text:p text:style-name="P1" loext:marker-style-name="T3"><text:span text:style-name="T1"/></text:p>
      <text:p text:style-name="P1" loext:marker-style-name="T3"><text:span text:style-name="T1"/></text:p>
      <text:p text:style-name="P1" loext:marker-style-name="T3"><text:span text:style-name="T1"/></text:p>
      <text:p text:style-name="P1" loext:marker-style-name="T3"><text:span text:style-name="T1">Mon cher Jean,</text:span></text:p>
      <text:p text:style-name="P2" loext:marker-style-name="T3"><text:span text:style-name="T1"><text:line-break/> <text:s/><text:tab/><text:tab/>Lucette va te remettre les Carnets d'Henri-<text:line-break/> <text:s text:c="10"/>Pierre Roché. J'espère qu'ils te passioneront autant que <text:line-break/> <text:s text:c="9"/>moi. Je te demande pourtant de garder le secret absolu sur <text:line-break/> <text:s text:c="11"/>cette lecture qui doit rester absolument confidentielle.</text:span></text:p>
      <text:p text:style-name="P2" loext:marker-style-name="T3"><text:span text:style-name="T1"><text:line-break/> <text:s text:c="7"/><text:tab/><text:tab/>Je t'indique par commodité que Muriel est <text:line-break/> <text:s text:c="8"/>généralement désignée sous le nom de "Nuk" tandis que <text:line-break/> <text:s text:c="11"/>Anne apparait sous le nom de "Mauve". (*)</text:span></text:p>
      <text:p text:style-name="P2" loext:marker-style-name="T3"><text:span text:style-name="T1"/></text:p>
      <text:p text:style-name="P2" loext:marker-style-name="T3"><text:span text:style-name="T1"><text:tab/><text:tab/>Cependant si tu lis attentivement, tu te <text:line-break/> <text:s text:c="10"/>rendras compte que parfois les surnoms se transforment<text:line-break/> <text:s text:c="11"/>parfois en cours d'aventure.<text:line-break/> <text:s text:c="7"/><text:line-break/> <text:s text:c="7"/><text:tab/><text:tab/>Sur l'exemplaire que Lucette va te donner <text:line-break/> <text:s text:c="11"/>tu peux cocher au crayon tout ce qui te paraît interessant <text:line-break/> <text:s text:c="11"/>ou ce dont tu voudrais que nous reparlions ensemble. Je <text:line-break/> <text:s text:c="11"/>serais à ta disposition quelques jours debut Avril pour en <text:line-break/> <text:s text:c="11"/>discuter.<text:line-break/> <text:s text:c="6"/><text:line-break/> <text:s text:c="8"/><text:line-break/> <text:s text:c="2"/><text:line-break/> <text:s text:c="10"/><text:tab/><text:tab/><text:tab/>Amitiés,</text:span></text:p>
      <text:p text:style-name="P2" loext:marker-style-name="T3"><text:span text:style-name="T1"/></text:p>
      <text:p text:style-name="P2" loext:marker-style-name="T3"><text:span text:style-name="T1"><text:line-break/> <text:s text:c="9"/>(*) la rencontre entre A.P. Roché et les 2 soeurs est<text:line-break/> <text:s text:c="16"/>ultérieure à la rédact. quotidienne du journal; mais<text:line-break/> <text:s text:c="19"/>on retrouve la </text:span><text:span text:style-name="T2">s</text:span><text:span text:style-name="T1">uite, l'aventure avec Mauve qui épouse Mouf et<text:line-break/> <text:s text:c="19"/>Nuck qui vient plusieurs fois à Paris..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9:55:55.881907278</meta:creation-date>
    <dc:date>2025-11-16T09:12:41.198733795</dc:date>
    <meta:editing-duration>P1DT1H4M3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63" meta:character-count="1346" meta:non-whitespace-character-count="822"/>
  </office:meta>
</office:document-meta>
</file>